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056in" table:align="left"/>
    </style:style>
    <style:style style:name="Table1.A" style:family="table-column">
      <style:table-column-properties style:column-width="1.1035in"/>
    </style:style>
    <style:style style:name="Table1.B" style:family="table-column">
      <style:table-column-properties style:column-width="2.9549in"/>
    </style:style>
    <style:style style:name="Table1.C" style:family="table-column">
      <style:table-column-properties style:column-width="2.1632in"/>
    </style:style>
    <style:style style:name="Table1.D" style:family="table-column">
      <style:table-column-properties style:column-width="3.184in"/>
    </style:style>
    <style:style style:name="Table1.A1" style:family="table-cell">
      <style:table-cell-properties fo:padding="0.0194in" fo:border="1pt solid #000000"/>
    </style:style>
    <style:style style:name="Table1.B1" style:family="table-cell">
      <style:table-cell-properties fo:padding-left="0in" fo:padding-right="0.0194in" fo:padding-top="0.0194in" fo:padding-bottom="0.0194in" fo:border-left="none" fo:border-right="1pt solid #000000" fo:border-top="1pt solid #000000" fo:border-bottom="1pt solid #000000"/>
    </style:style>
    <style:style style:name="Table1.A2" style:family="table-cell">
      <style:table-cell-properties fo:padding-left="0.0194in" fo:padding-right="0.0194in" fo:padding-top="0in" fo:padding-bottom="0.0194in" fo:border-left="1pt solid #000000" fo:border-right="1pt solid #000000" fo:border-top="none" fo:border-bottom="1pt solid #000000"/>
    </style:style>
    <style:style style:name="Table1.B2" style:family="table-cell">
      <style:table-cell-properties fo:padding-left="0in" fo:padding-right="0.0194in" fo:padding-top="0in" fo:padding-bottom="0.0194in" fo:border-left="none" fo:border-right="1pt solid #000000" fo:border-top="none" fo:border-bottom="1pt solid #000000"/>
    </style:style>
    <style:style style:name="Table1.6" style:family="table-row">
      <style:table-row-properties style:min-row-height="0.0743in"/>
    </style:style>
    <style:style style:name="Table1.A10" style:family="table-cell">
      <style:table-cell-properties fo:background-color="#cccccc" fo:padding-left="0.0194in" fo:padding-right="0.0194in" fo:padding-top="0in" fo:padding-bottom="0.0194in" fo:border-left="1pt solid #000000" fo:border-right="1pt solid #000000" fo:border-top="none" fo:border-bottom="1pt solid #000000">
        <style:background-image/>
      </style:table-cell-properties>
    </style:style>
    <style:style style:name="Table1.B10" style:family="table-cell">
      <style:table-cell-properties fo:background-color="#cccccc" fo:padding-left="0in" fo:padding-right="0.0194in" fo:padding-top="0in" fo:padding-bottom="0.0194in" fo:border-left="none" fo:border-right="1pt solid #000000" fo:border-top="none" fo:border-bottom="1pt solid #000000">
        <style:background-image/>
      </style:table-cell-properties>
    </style:style>
    <style:style style:name="P1" style:family="paragraph" style:parent-style-name="Footer">
      <style:text-properties style:font-name="Verdana" fo:font-size="8pt" style:font-size-asian="7pt" style:font-size-complex="8pt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Verdana" fo:font-size="8pt" fo:font-weight="bold" style:font-size-asian="8pt" style:font-size-complex="8pt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4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7958e" officeooo:paragraph-rsid="0007958e" style:font-size-asian="8pt" style:font-size-complex="8pt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Verdana" fo:font-size="8pt" officeooo:rsid="0007958e" officeooo:paragraph-rsid="0007958e" style:font-size-asian="8pt" style:font-size-complex="8pt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Verdana" fo:font-size="8pt" style:font-size-asian="8pt" style:font-size-complex="8pt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Verdana" fo:font-size="8pt" fo:font-weight="bold" style:font-size-asian="8pt" style:font-size-complex="8pt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indent="0in" style:auto-text-indent="false" fo:break-before="page"/>
      <style:text-properties style:font-name="Verdana" fo:font-size="8pt" style:font-size-asian="8pt" style:font-size-complex="8pt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9d1f0" officeooo:paragraph-rsid="0009d1f0" style:font-size-asian="8pt" style:font-size-complex="8pt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9d408" officeooo:paragraph-rsid="0009d408" style:font-size-asian="8pt" style:font-size-complex="8pt"/>
    </style:style>
    <style:style style:name="P12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9d408" officeooo:paragraph-rsid="000b062b" style:font-size-asian="8pt" style:font-size-complex="8pt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b19de" officeooo:paragraph-rsid="000b19de" style:font-size-asian="8pt" style:font-size-complex="8pt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d0f1b" officeooo:paragraph-rsid="000d0f1b" style:font-size-asian="8pt" style:font-size-complex="8pt"/>
    </style:style>
    <style:style style:name="P1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Verdana" fo:font-size="8pt" fo:font-weight="bold" style:font-size-asian="8pt" style:font-size-complex="8pt"/>
    </style:style>
    <style:style style:name="T1" style:family="text">
      <style:text-properties officeooo:rsid="000c1a43"/>
    </style:style>
    <style:style style:name="T2" style:family="text">
      <style:text-properties officeooo:rsid="000d0f1b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S 192 Software Engineering II</text:p>
      <text:p text:style-name="P8">Implementation Pla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Date</text:p>
          </table:table-cell>
          <table:table-cell table:style-name="Table1.B1" office:value-type="string">
            <text:p text:style-name="P2">Activity</text:p>
          </table:table-cell>
          <table:table-cell table:style-name="Table1.B1" office:value-type="string">
            <text:p text:style-name="P2">Accountability</text:p>
            <text:p text:style-name="P2">(Name of Individual)</text:p>
          </table:table-cell>
          <table:table-cell table:style-name="Table1.B1" office:value-type="string">
            <text:p text:style-name="P2">Comments/Remarks</text:p>
          </table:table-cell>
        </table:table-row>
        <table:table-row>
          <table:table-cell table:style-name="Table1.A2" table:number-rows-spanned="2" office:value-type="string">
            <text:p text:style-name="P3">Jan 28</text:p>
            <text:p text:style-name="P3">Jan 30</text:p>
          </table:table-cell>
          <table:table-cell table:style-name="Table1.B2" office:value-type="string">
            <text:p text:style-name="P3">Estimate and plan the implementation</text:p>
            <text:p text:style-name="P3">Make and sign team contract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Documents: Plan, Contract, Prioritized RTM</text:p>
          </table:table-cell>
        </table:table-row>
        <table:table-row>
          <table:covered-table-cell/>
          <table:table-cell table:style-name="Table1.B2" office:value-type="string">
            <text:p text:style-name="P3">Formulate Code Review Checklist</text:p>
            <text:p text:style-name="P3">Formulate User Acceptance Criteria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Documents: Code Review Checklist, User Acceptance Criteria</text:p>
          </table:table-cell>
        </table:table-row>
        <table:table-row>
          <table:table-cell table:style-name="Table1.A2" table:number-rows-spanned="2" office:value-type="string">
            <text:p text:style-name="P3"><text:s/>Feb 04</text:p>
            <text:p text:style-name="P3">Feb 06</text:p>
          </table:table-cell>
          <table:table-cell table:style-name="Table1.B2" office:value-type="string">
            <text:p text:style-name="P3">Code, Unit Test:</text:p>
            <text:p text:style-name="P3">1. Create Subjects</text:p>
            <text:p text:style-name="P3">2. Create Notes</text:p>
            <text:p text:style-name="P3">3. View Subjects</text:p>
          </table:table-cell>
          <table:table-cell table:style-name="Table1.B2" office:value-type="string">
            <text:p text:style-name="P3"/>
            <text:p text:style-name="P3"><text:s text:c="2"/>Jannieca Camba</text:p>
            <text:p text:style-name="P3"><text:s text:c="2"/>Patrick Leiniel H. Domingo</text:p>
            <text:p text:style-name="P3"><text:s text:c="2"/>Joni Marie Jimenez</text:p>
          </table:table-cell>
          <table:table-cell table:style-name="Table1.B2" office:value-type="string">
            <text:p text:style-name="P3"><text:s/>(For general/all)</text:p>
            <text:p text:style-name="P3">Need to find an effective solution for saving the files (save all after closing or save on creation), Need to find an effective solution for button creation after creation of a subject or a note (Reread files every add or just refer to a list )</text:p>
          </table:table-cell>
        </table:table-row>
        <table:table-row>
          <table:covered-table-cell/>
          <table:table-cell table:style-name="Table1.B2" office:value-type="string">
            <text:p text:style-name="P3">Integration Test features identified in Sprint 1</text:p>
          </table:table-cell>
          <table:table-cell table:style-name="Table1.B2" office:value-type="string">
            <text:p text:style-name="P3"><text:s text:c="2"/>ALL</text:p>
          </table:table-cell>
          <table:table-cell table:style-name="Table1.B2" office:value-type="string">
            <text:p text:style-name="P3"><text:s/></text:p>
          </table:table-cell>
        </table:table-row>
        <table:table-row table:style-name="Table1.6">
          <table:table-cell table:style-name="Table1.A2" table:number-rows-spanned="2" office:value-type="string">
            <text:p text:style-name="P3">Feb 11</text:p>
            <text:p text:style-name="P3">Feb 13</text:p>
          </table:table-cell>
          <table:table-cell table:style-name="Table1.B2" office:value-type="string">
            <text:p text:style-name="P3">System Test Sprint 1</text:p>
            <text:p text:style-name="P3">Fix Bug</text:p>
          </table:table-cell>
          <table:table-cell table:style-name="Table1.B2" office:value-type="string">
            <text:p text:style-name="P3"><text:s text:c="2"/>ALL </text:p>
            <text:p text:style-name="P3"><text:s text:c="2"/>ALL</text:p>
          </table:table-cell>
          <table:table-cell table:style-name="Table1.B2" office:value-type="string">
            <text:p text:style-name="P3"><text:s/></text:p>
          </table:table-cell>
        </table:table-row>
        <table:table-row>
          <table:covered-table-cell/>
          <table:table-cell table:style-name="Table1.B2" office:value-type="string">
            <text:p text:style-name="P3">Retest<text:line-break/>Sprint Release Commit</text:p>
          </table:table-cell>
          <table:table-cell table:style-name="Table1.B2" office:value-type="string">
            <text:p text:style-name="P3"><text:s text:c="2"/>ALL</text:p>
            <text:p text:style-name="P3"><text:s text:c="2"/>Jannieca Camba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Feb 18</text:p>
            <text:p text:style-name="P3">Feb 20</text:p>
          </table:table-cell>
          <table:table-cell table:style-name="Table1.B2" office:value-type="string">
            <text:p text:style-name="P3">1. View Notes</text:p>
            <text:p text:style-name="P3"/>
          </table:table-cell>
          <table:table-cell table:style-name="Table1.B2" office:value-type="string">
            <text:p text:style-name="P3"><text:s text:c="2"/>ALL</text:p>
          </table:table-cell>
          <table:table-cell table:style-name="Table1.B2" office:value-type="string">
            <text:p text:style-name="P3">Solved many problems so delete was delayed.</text:p>
            <text:p text:style-name="P3">Main problems solved:</text:p>
            <text:p text:style-name="P3">1) File Handling</text:p>
            <text:p text:style-name="P3">2) Passing of object on intents (Parcelable)</text:p>
            <text:p text:style-name="P3">3) Button name identified after pressing</text:p>
          </table:table-cell>
        </table:table-row>
        <table:table-row>
          <table:covered-table-cell/>
          <table:table-cell table:style-name="Table1.B2" office:value-type="string">
            <text:p text:style-name="P3">Fix Bug </text:p>
          </table:table-cell>
          <table:table-cell table:style-name="Table1.B2" office:value-type="string">
            <text:p text:style-name="P3"><text:s text:c="2"/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10" table:number-rows-spanned="2" office:value-type="string">
            <text:p text:style-name="P3">Feb 25</text:p>
            <text:p text:style-name="P3">Feb 27</text:p>
          </table:table-cell>
          <table:table-cell table:style-name="Table1.B10" table:number-columns-spanned="3" office:value-type="string">
            <text:p text:style-name="P4">EDSA Revolution</text:p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3">System Test Sprint 2</text:p>
            <text:p text:style-name="P3">Fix Bug</text:p>
            <text:p text:style-name="P3">Retest</text:p>
          </table:table-cell>
          <table:table-cell table:style-name="Table1.B2" office:value-type="string">
            <text:p text:style-name="P3"><text:s text:c="2"/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Mar 04</text:p>
            <text:p text:style-name="P3">Mar 06</text:p>
          </table:table-cell>
          <table:table-cell table:style-name="Table1.B2" office:value-type="string">
            <text:p text:style-name="P3">1. Delete Subjects</text:p>
            <text:p text:style-name="P3">2. Delete Notes</text:p>
          </table:table-cell>
          <table:table-cell table:style-name="Table1.B2" office:value-type="string">
            <text:p text:style-name="P12">ALL</text:p>
          </table:table-cell>
          <table:table-cell table:style-name="Table1.B2" office:value-type="string">
            <text:p text:style-name="P14"/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Mar 11</text:p>
            <text:p text:style-name="P3">Mar 13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/>
            <text:p text:style-name="P3">Mar 18</text:p>
            <text:p text:style-name="P3">Mar 20</text:p>
          </table:table-cell>
          <table:table-cell table:style-name="Table1.B2" office:value-type="string">
            <text:p text:style-name="P3">1. Edit subject title</text:p>
            <text:p text:style-name="P3">2. Edit note title</text:p>
            <text:p text:style-name="P3">3. Edit note content</text:p>
          </table:table-cell>
          <table:table-cell table:style-name="Table1.B2" office:value-type="string">
            <text:p text:style-name="P10">ALL</text:p>
          </table:table-cell>
          <table:table-cell table:style-name="Table1.B2" office:value-type="string">
            <text:p text:style-name="P14">Sprint <text:span text:style-name="T1">3</text:span> was <text:span text:style-name="T2">completed</text:span> successfully.</text:p>
            <text:p text:style-name="P14">Comments:</text:p>
            <text:p text:style-name="P15">1. Add warnings during delete</text:p>
            <text:p text:style-name="P15">2. Remove toast messages</text:p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Mar 25</text:p>
            <text:p text:style-name="P3">Mar 27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10" table:number-rows-spanned="2" office:value-type="string">
            <text:p text:style-name="P3">Apr 01</text:p>
            <text:p text:style-name="P3"><text:soft-page-break/>Apr 03</text:p>
          </table:table-cell>
          <table:table-cell table:style-name="Table1.B10" table:number-columns-spanned="3" office:value-type="string">
            <text:p text:style-name="P4">Holy Week (Holy Wednesday)</text:p>
          </table:table-cell>
          <table:covered-table-cell/>
          <table:covered-table-cell/>
        </table:table-row>
        <table:table-row>
          <table:covered-table-cell/>
          <table:table-cell table:style-name="Table1.B10" table:number-columns-spanned="3" office:value-type="string">
            <text:p text:style-name="P4">Holy Week (Good Friday)</text:p>
          </table:table-cell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3">Apr 08</text:p>
            <text:p text:style-name="P3">Apr 10</text:p>
          </table:table-cell>
          <table:table-cell table:style-name="Table1.B2" office:value-type="string">
            <text:p text:style-name="P3">1. Add new activity</text:p>
            <text:p text:style-name="P3">2. View individual activity</text:p>
            <text:p text:style-name="P3">3. View day activities</text:p>
            <text:p text:style-name="P3"/>
          </table:table-cell>
          <table:table-cell table:style-name="Table1.B2" office:value-type="string">
            <text:p text:style-name="P11">ALL</text:p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Apr 15</text:p>
            <text:p text:style-name="P3">Apr 17</text:p>
          </table:table-cell>
          <table:table-cell table:style-name="Table1.B2" office:value-type="string">
            <text:p text:style-name="P3">1. Delete existing activity</text:p>
            <text:p text:style-name="P3">2. Edit existing activity</text:p>
          </table:table-cell>
          <table:table-cell table:style-name="Table1.B2" office:value-type="string">
            <text:p text:style-name="P11">ALL</text:p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Apr 22</text:p>
            <text:p text:style-name="P3">Apr 24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Apr 29</text:p>
            <text:p text:style-name="P3">May 1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10" table:number-columns-spanned="3" office:value-type="string">
            <text:p text:style-name="P4">Labor Day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">May 6</text:p>
          </table:table-cell>
          <table:table-cell table:style-name="Table1.B2" office:value-type="string">
            <text:p text:style-name="P3">Alpha Testing</text:p>
          </table:table-cell>
          <table:table-cell table:style-name="Table1.B2" office:value-type="string">
            <text:p text:style-name="P11"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May 8</text:p>
          </table:table-cell>
          <table:table-cell table:style-name="Table1.B2" office:value-type="string">
            <text:p text:style-name="P3">Submission of Alpha Testing Results</text:p>
          </table:table-cell>
          <table:table-cell table:style-name="Table1.B2" office:value-type="string">
            <text:p text:style-name="P11"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May 13</text:p>
          </table:table-cell>
          <table:table-cell table:style-name="Table1.B2" office:value-type="string">
            <text:p text:style-name="P3">Beta Testing</text:p>
          </table:table-cell>
          <table:table-cell table:style-name="Table1.B2" office:value-type="string">
            <text:p text:style-name="P11"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May 15</text:p>
          </table:table-cell>
          <table:table-cell table:style-name="Table1.B2" office:value-type="string">
            <text:p text:style-name="P3">Submission of Beta Testing Results</text:p>
          </table:table-cell>
          <table:table-cell table:style-name="Table1.B2" office:value-type="string">
            <text:p text:style-name="P11"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May 20</text:p>
          </table:table-cell>
          <table:table-cell table:style-name="Table1.B2" office:value-type="string">
            <text:p text:style-name="P3">Course Debriefing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</table:table>
      <text:p text:style-name="P9">Expected Number of Sprint Commits: 13</text:p>
      <text:p text:style-name="P7">Expected Number of Code Reviews: 13</text:p>
      <text:p text:style-name="P7">Expected Number of Software Release: 2 (Alpha and Beta)<office:annotation><dc:date>2015-01-27T13:39:14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style:font-size-asian="7pt" style:font-size-complex="8pt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csolamo:2nd AY 2014-1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5-03-20T17:15:25.275000000</dc:date>
    <meta:editing-duration>PT2H55M11S</meta:editing-duration>
    <meta:editing-cycles>29</meta:editing-cycles>
    <meta:generator>LibreOffice/4.3.0.4$Windows_x86 LibreOffice_project/62ad5818884a2fc2e5780dd45466868d41009ec0</meta:generator>
    <meta:document-statistic meta:table-count="1" meta:image-count="0" meta:object-count="0" meta:page-count="3" meta:paragraph-count="114" meta:word-count="356" meta:character-count="1971" meta:non-whitespace-character-count="1699"/>
  </office:meta>
</office:document-meta>
</file>